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 table:number-columns-repeated="13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 table:number-rows-repeated="10481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14:00:57.25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16T14:02:22.677000000</dc:date>
    <meta:editing-duration>P3DT10H56M55S</meta:editing-duration>
    <meta:editing-cycles>1404</meta:editing-cycles>
    <meta:document-statistic meta:table-count="2" meta:cell-count="6573" meta:object-count="0"/>
  </office:meta>
</office:document-meta>
</file>